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star.oleobject"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Book Antiqua" svg:font-family="'Book Antiqu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justify" style:justify-single-word="false"/>
      <style:text-properties fo:font-size="11pt" style:font-size-asian="11pt"/>
    </style:style>
    <style:style style:name="P5" style:family="paragraph" style:parent-style-name="Standard">
      <style:paragraph-properties fo:text-align="justify" style:justify-single-word="false"/>
      <style:text-properties fo:font-size="11pt" fo:language="none" fo:country="none" style:font-size-asian="11pt" style:language-asian="none" style:country-asian="none"/>
    </style:style>
    <style:style style:name="P6" style:family="paragraph" style:parent-style-name="Standard">
      <style:paragraph-properties fo:text-align="justify" style:justify-single-word="false"/>
      <style:text-properties fo:color="#000000" style:font-name="Book Antiqua" fo:font-size="11pt" style:font-size-asian="11pt" style:font-name-complex="Book Antiqua" style:font-size-complex="10pt"/>
    </style:style>
    <style:style style:name="P7" style:family="paragraph" style:parent-style-name="Standard">
      <style:paragraph-properties style:text-autospace="none"/>
    </style:style>
    <style:style style:name="P8" style:family="paragraph" style:parent-style-name="Standard" style:list-style-name="WW8Num2">
      <style:paragraph-properties fo:text-align="justify" style:justify-single-word="false" fo:keep-together="always" fo:keep-with-next="always"/>
    </style:style>
    <style:style style:name="P9" style:family="paragraph" style:parent-style-name="Standard" style:list-style-name="WW8Num1">
      <style:paragraph-properties fo:text-align="justify" style:justify-single-word="false" fo:keep-together="always" fo:keep-with-next="always"/>
    </style:style>
    <style:style style:name="P10" style:family="paragraph" style:parent-style-name="Standard">
      <style:paragraph-properties fo:text-align="justify" style:justify-single-word="false" fo:keep-together="always" fo:keep-with-next="always"/>
      <style:text-properties fo:font-size="11pt" style:font-size-asian="11pt"/>
    </style:style>
    <style:style style:name="P11" style:family="paragraph" style:parent-style-name="Standard" style:list-style-name="WW8Num2">
      <style:paragraph-properties fo:text-align="justify" style:justify-single-word="false" fo:keep-together="always" fo:keep-with-next="always"/>
      <style:text-properties fo:font-size="11pt" style:font-size-asian="11pt"/>
    </style:style>
    <style:style style:name="P12" style:family="paragraph" style:parent-style-name="Standard">
      <style:paragraph-properties fo:text-align="justify" style:justify-single-word="false" fo:keep-together="always" fo:keep-with-next="always"/>
      <style:text-properties fo:font-weight="bold" style:font-weight-asian="bold" style:font-weight-complex="bold"/>
    </style:style>
    <style:style style:name="T1" style:family="text">
      <style:text-properties fo:font-weight="bold"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style:font-size-asian="11pt"/>
    </style:style>
    <style:style style:name="T4" style:family="text">
      <style:text-properties fo:font-size="11pt" fo:font-style="italic" style:font-size-asian="11pt" style:font-style-asian="italic"/>
    </style:style>
    <style:style style:name="T5" style:family="text">
      <style:text-properties fo:font-size="11pt" fo:font-style="italic" style:font-size-asian="11pt" style:font-style-asian="italic" style:font-style-complex="italic"/>
    </style:style>
    <style:style style:name="T6" style:family="text">
      <style:text-properties fo:font-size="11pt" fo:language="en" fo:country="US" style:font-size-asian="11pt"/>
    </style:style>
    <style:style style:name="T7" style:family="text">
      <style:text-properties fo:color="#000000" style:font-name="Book Antiqua" fo:font-weight="bold" style:font-weight-asian="bold" style:font-name-complex="Book Antiqua" style:font-size-complex="10pt" style:font-weight-complex="bold"/>
    </style:style>
    <style:style style:name="T8" style:family="text">
      <style:text-properties fo:color="#000000" fo:font-size="11pt" style:font-size-asian="11pt" style:font-name-complex="Book Antiqua" style:font-size-complex="10pt"/>
    </style:style>
    <style:style style:name="T9" style:family="text">
      <style:text-properties fo:color="#000000" fo:font-size="11pt" fo:font-weight="bold" style:font-size-asian="11pt" style:font-weight-asian="bold" style:font-name-complex="Book Antiqua" style:font-size-complex="10pt"/>
    </style:style>
    <style:style style:name="T10" style:family="text">
      <style:text-properties fo:color="#000000" fo:font-size="11pt" fo:font-weight="bold" style:font-size-asian="11pt" style:font-weight-asian="bold" style:font-name-complex="Book Antiqua" style:font-size-complex="10pt" style:font-weight-complex="bold"/>
    </style:style>
    <style:style style:name="T11" style:family="text">
      <style:text-properties fo:color="#000000" style:font-name="Times" fo:font-size="11pt" fo:font-weight="bold" style:font-size-asian="11pt" style:font-weight-asian="bold" style:font-name-complex="Book Antiqua" style:font-size-complex="10pt" style:font-weight-complex="bold"/>
    </style:style>
    <style:style style:name="T12" style:family="text">
      <style:text-properties fo:color="#000000" style:font-name="Times" fo:font-size="11pt" style:font-size-asian="11pt" style:font-name-complex="Book Antiqua" style:font-size-complex="10pt"/>
    </style:style>
    <style:style style:name="T13" style:family="text">
      <style:text-properties style:text-position="sub 58%" fo:font-size="11pt" style:font-size-asian="11pt"/>
    </style:style>
    <style:style style:name="T14" style:family="text">
      <style:text-properties style:font-name="Symbol" fo:font-size="11pt" style:font-size-asian="11pt"/>
    </style:style>
    <style:style style:name="T15" style:family="text">
      <style:text-properties style:text-position="super 58%" fo:font-size="11pt" style:font-size-asian="11pt"/>
    </style:style>
    <style:style style:name="fr1"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2" style:family="graphic" style:parent-style-name="OLE">
      <style:graphic-properties fo:margin-left="0.319cm" fo:margin-right="0.319cm" style:wrap="none" style:vertical-pos="from-top" style:vertical-rel="paragraph" style:horizontal-pos="from-left" style:horizontal-rel="paragraph" fo:padding="0.026cm" fo:border="none" draw:ole-draw-aspect="1" draw:visible-area-top="0cm" draw:visible-area-width="14.947cm" draw:visible-area-height="8.52cm"/>
    </style:style>
    <style:style style:name="fr3" style:family="graphic" style:parent-style-name="OLE">
      <style:graphic-properties fo:margin-left="0.319cm" fo:margin-right="0.319cm" style:wrap="none" style:vertical-pos="from-top" style:vertical-rel="paragraph" style:horizontal-pos="from-left" style:horizontal-rel="paragraph" fo:padding="0.026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Fall 2009 <text:s text:c="19"/>COSC 3P71 Introduction to AI: <text:s/>Assignment 3</text:h>
      <text:p text:style-name="P4">Instructor: <text:s text:c="13"/><text:tab/>B. Ombuki-Berman</text:p>
      <text:p text:style-name="P6">TA: Allen Poapst</text:p>
      <text:p text:style-name="P4"/>
      <text:p text:style-name="P4"><text:s/></text:p>
      <text:p text:style-name="P2"><text:span text:style-name="T2">Due date:</text:span><text:span text:style-name="T3"> <text:tab/>Friday, December 4th 200, 12:00 PM</text:span></text:p>
      <text:p text:style-name="P7"><text:span text:style-name="T7">Lates: <text:tab/><text:tab/></text:span><text:span text:style-name="T8">No lates</text:span></text:p>
      <text:p text:style-name="P2"><text:span text:style-name="T2">Goal:</text:span><text:span text:style-name="T3"> <text:s text:c="16"/>Feed-forward Neural Networks implementation <text:s/></text:span></text:p>
      <text:p text:style-name="P4"/>
      <text:p text:style-name="P3"><text:span text:style-name="T11">Languages</text:span><text:span text:style-name="T12">: Any programming language available in our labs! </text:span></text:p>
      <text:p text:style-name="P4"/>
      <text:p text:style-name="P3"><text:span text:style-name="T10">Hand in: (i) </text:span><text:span text:style-name="T8">A listing of your source code (</text:span><text:span text:style-name="T9">ii</text:span><text:span text:style-name="T8">) See further submission details at the end of this assignment. Include department cover page. </text:span><text:span text:style-name="T10">(iii) </text:span><text:span text:style-name="T8">Electronic submission of all your code and data. Use “c3p71a” to submit your code. Run this at the top-level folder of your assignment directory. Be sure to name your top-level folder “Windows” or “Linux”, to indicate what platform your executable is compiled for! The marker will use this to try your program. </text:span></text:p>
      <text:p text:style-name="P4"/>
      <text:p text:style-name="P2"><text:span text:style-name="T2">Task:</text:span><text:span text:style-name="T3"> <text:s/>Use Backpropagation to learn a system for Parity Checking</text:span></text:p>
      <text:p text:style-name="P4">Parity checking is a rudimentary method for detecting simple, single-bit errors in a memory system. </text:p>
      <text:p text:style-name="P4"/>
      <text:p text:style-name="P2"><text:span text:style-name="T3"><text:s/>Every byte of data that is stored in a system memory contains 8 bits of real data, each one a zero or a one. It is possible to count up the number of zeros or ones in a byte. For example, the byte 11011010 has 5 ones and 3 zeros. The byte 00101000 has 2 ones and 6 zeros. Hence, some bytes will have an even number of ones, and some will have an odd number. When parity checking is enabled, each time a byte is written into memory, a </text:span><text:span text:style-name="T4">parity generator/checker </text:span><text:span text:style-name="T3">(a.k.a logic circuit) examines the byte and determines whether the data byte had an even or odd number of ones. If it had an even number of ones, the ninth (parity) bit is set to a one, otherwise it is set to a zero. The outcome is that no matter how many ones there were in the original eight data bits, there are an odd number of ones when all the 9 bits are looked at all together. This is called </text:span><text:span text:style-name="T4">odd parity</text:span><text:span text:style-name="T3">. On the other hand, if the byte had an odd number of ones, and the parity bit is set to a one, the system would be checking for </text:span><text:span text:style-name="T4">even parity. </text:span><text:span text:style-name="T3">(Note: the standard in PC memory is odd parity)</text:span></text:p>
      <text:p text:style-name="P4"/>
      <text:p text:style-name="P4"/>
      <text:h text:style-name="Heading_20_1" text:outline-level="1">Backpropagation Implementation</text:h>
      <text:p text:style-name="P4"/>
      <text:p text:style-name="P4">In this assignment, you are going to train your learning system by using the backpropagation algorithm learnt in class to memorize the parity memory. Design an elementary backpropagation, which is basically a three layer (meaning only one hidden layer) feed-forward neural network. The backpropagation algorithm performs the input to output mapping by minimizing a cost function. To assist you with this assignment, I have provided you with a handout. Look at the outlined algorithm (pp 115 in the handout).</text:p>
      <text:p text:style-name="P4"/>
      <text:p text:style-name="P2"><text:span text:style-name="T3">The network will implement a 4-bit system (1/2 a byte, For example, 0101), generating an even parity bit on the output. The input data will thus consist of </text:span><text:span text:style-name="T3"><draw:frame draw:style-name="fr1" draw:name="Object1" text:anchor-type="as-char" svg:width="0.633cm" svg:height="0.584cm" draw:z-index="0"><draw:object xlink:href="./Object 1" xlink:type="simple" xlink:show="embed" xlink:actuate="onLoad"/><draw:image xlink:href="./ObjectReplacements/Object 1" xlink:type="simple" xlink:show="embed" xlink:actuate="onLoad"/></draw:frame></text:span><text:span text:style-name="T3">patterns with an associated 1-bit output pattern for each. You will need to generate your own training data as described above. Below is a sample of the training data.</text:span></text:p>
      <text:p text:style-name="P4"><text:soft-page-break/></text:p>
      <text:p text:style-name="P10">Sample Data<text:tab/>Number of Ones<text:tab/>Parity Bit<text:tab/>Number of Ones including </text:p>
      <text:p text:style-name="P10">Bits<text:tab/><text:tab/> in Data Bits<text:tab/><text:tab/><text:tab/><text:tab/>Including Parity Bit</text:p>
      <text:p text:style-name="P10"/>
      <text:p text:style-name="P10">0000<text:tab/><text:tab/> <text:s text:c="5"/>0<text:tab/><text:tab/><text:tab/> <text:s text:c="3"/>0 <text:s text:c="5"/><text:tab/><text:tab/><text:tab/>0</text:p>
      <text:p text:style-name="P10">1000<text:tab/><text:tab/> <text:s text:c="5"/>1<text:tab/><text:tab/><text:tab/> <text:s text:c="3"/>1<text:tab/><text:tab/><text:tab/>2</text:p>
      <text:p text:style-name="P10">1100<text:tab/><text:tab/> <text:s text:c="5"/>2 <text:tab/><text:tab/><text:tab/> <text:s text:c="3"/>0<text:tab/><text:tab/><text:tab/>2</text:p>
      <text:p text:style-name="P10">1111 <text:tab/><text:tab/> <text:s text:c="5"/>4 <text:tab/><text:tab/><text:tab/> <text:s text:c="3"/>0 <text:s text:c="28"/><text:tab/>4 <text:s text:c="2"/></text:p>
      <text:p text:style-name="P4"/>
      <text:p text:style-name="P2"><text:span text:style-name="T3">The network once trained on all 16 patterns will act as a memory. Thus, if we were to apply any of the input patterns to the F</text:span><text:span text:style-name="T13">A</text:span><text:span text:style-name="T3"> layer (see handout), the output node should produce the correct parity.</text:span></text:p>
      <text:p text:style-name="P4"/>
      <text:p text:style-name="Text_20_body"><text:span text:style-name="T3">The handout describes the basic plain vanilla (i.e., standard) Back Propagation network. Once you get your head wrapped around the notation the system is quite simple. There are 4 things that must be adjusted and fiddled with on a 3-layer network. The first two are the weight matrices, which connect the processing elements (PEs) to each other. These are listed in the equations as V</text:span><text:span text:style-name="T13">hi</text:span><text:span text:style-name="T3"> and W</text:span><text:span text:style-name="T13">ij</text:span><text:span text:style-name="T3">. For the remaining two, each PE on the F</text:span><text:span text:style-name="T13">B</text:span><text:span text:style-name="T3"> and F</text:span><text:span text:style-name="T13">C</text:span><text:span text:style-name="T3"> layer has a threshold value </text:span><text:span text:style-name="T14"></text:span><text:span text:style-name="T3"> and </text:span><text:span text:style-name="T14"></text:span><text:span text:style-name="T3"> respectfully which, helps to determine when the PE will fire. These threshold values are also adjusted during the Back Propagation of the error. </text:span></text:p>
      <text:p text:style-name="P4"/>
      <text:p text:style-name="P2"><text:span text:style-name="T3">The process is to apply the input pattern to the F</text:span><text:span text:style-name="T13">A</text:span><text:span text:style-name="T3"> layer, filter through the equations (5-160 and 5-161), giving the output activation on the F</text:span><text:span text:style-name="T13">C</text:span><text:span text:style-name="T3"> layer. This output c</text:span><text:span text:style-name="T13">j</text:span><text:span text:style-name="T3"> is compared to the desired output c</text:span><text:span text:style-name="T13">j</text:span><text:span text:style-name="T15">k</text:span><text:span text:style-name="T3"> yielding the degree of squared error d</text:span><text:span text:style-name="T13">j</text:span><text:span text:style-name="T3"> on the output (equation 5-162). This error or discrepancy is propagated backwards through the network. Equation (5-163) calculates the error on the F</text:span><text:span text:style-name="T13">B</text:span><text:span text:style-name="T3"> nodes relative to the discrepancy d</text:span><text:span text:style-name="T13">j</text:span><text:span text:style-name="T3"> on the output. At this point, we know the error on the output F</text:span><text:span text:style-name="T13">C</text:span><text:span text:style-name="T3"> layer and can adjust the F</text:span><text:span text:style-name="T13">B</text:span><text:span text:style-name="T3"> to F</text:span><text:span text:style-name="T13">C</text:span><text:span text:style-name="T3"> connections. We know the error at the F</text:span><text:span text:style-name="T13">B</text:span><text:span text:style-name="T3"> stage (equation 5-162) and can make the F</text:span><text:span text:style-name="T13">A</text:span><text:span text:style-name="T3"> to F</text:span><text:span text:style-name="T13">B</text:span><text:span text:style-name="T3"> adjustments.</text:span></text:p>
      <text:p text:style-name="P4"/>
      <text:p text:style-name="P2"><text:span text:style-name="T3">The weights from F</text:span><text:span text:style-name="T13">B</text:span><text:span text:style-name="T3"> to F</text:span><text:span text:style-name="T13">C</text:span><text:span text:style-name="T3"> can be adjusted (equation 5-164), followed by the F</text:span><text:span text:style-name="T13">C</text:span><text:span text:style-name="T3"> threshold values (equation 5-165). Equations 5-166 and 5-167 repeat the process for the F</text:span><text:span text:style-name="T13">A</text:span><text:span text:style-name="T3"> to F</text:span><text:span text:style-name="T13">B</text:span><text:span text:style-name="T3"> layer. Notice that the adjustments in all cases are controlled by a scaling factor </text:span><text:span text:style-name="T14"></text:span><text:span text:style-name="T3"> (i.e., the </text:span><text:span text:style-name="T5">learning rate</text:span><text:span text:style-name="T3">). We need to scale the adjustments because large adjustments to the weights and threshold values would cause oscillation thus preventing convergence of the system. Convergence is achieved when all input patterns are correctly associated with the output pattern. Simply put, we must nudge all the weights and threshold values in the correct direction, bringing the entire network a little closer to convergence. Too much of a nudge and we over shoot our mark. Too little and we will wait forever to achieve convergence, if at all.</text:span></text:p>
      <text:p text:style-name="P4"/>
      <text:p text:style-name="P2"><text:span text:style-name="T3">The error surface, which the handout talks about, can be viewed as a land relief with hills and valleys. The main valley represents the minimum error that the system can achieve, this is called the global minimum. However, there are other dips in the error surface which represent local minimum. Below is an error surface borrowed from </text:span><text:span text:style-name="T6">Marcus Reginald Gallagher’s thesis; it gives you an idea of what you are dealing with.</text:span></text:p>
      <text:p text:style-name="P4"/>
      <text:p text:style-name="P4"><draw:frame draw:style-name="fr2" draw:name="Object2" text:anchor-type="char" svg:x="-2.54cm" svg:y="20.331cm" svg:width="14.949cm" svg:height="8.52cm" draw:z-index="1"><draw:object-ole xlink:href="./Object 2" xlink:type="simple" xlink:show="embed" xlink:actuate="onLoad"/><draw:image xlink:href="./ObjectReplacements/Object 2" xlink:type="simple" xlink:show="embed" xlink:actuate="onLoad"/></draw:frame><text:soft-page-break/>The idea is to find the global minimum and not get stuck in a local minimum. A learning rate which is too low initially may get the system stuck in a local minimum, too high and you never find the global minimum because of over shooting the convergence point. Many presentations of the training set are required to achieve convergence. A large learning rate does speed things up but can cause the problems outlined above. </text:p>
      <text:p text:style-name="P4"/>
      <text:p text:style-name="P2"><text:span text:style-name="T3">To speed the training process we can introduce the concept of momentum. The concept of momentum is simple, if we made an adjustment to a weight and/or threshold then the probability is high that the next adjustment to that same weight and/or threshold will be in the same direction. Thus we introduce a momentum factor </text:span><text:span text:style-name="T14"></text:span><text:span text:style-name="T3">, which applies a part of the previous adjustment to the current adjustment. For example, equation 5-164 would be modified to:</text:span></text:p>
      <text:p text:style-name="P5"><draw:frame draw:style-name="fr3" draw:name="Object3" text:anchor-type="char" svg:x="2.667cm" svg:y="0.339cm" svg:width="3.995cm" svg:height="0.654cm" draw:z-index="2"><draw:object xlink:href="./Object 3" xlink:type="simple" xlink:show="embed" xlink:actuate="onLoad"/><draw:image xlink:href="./ObjectReplacements/Object 3" xlink:type="simple" xlink:show="embed" xlink:actuate="onLoad"/></draw:frame></text:p>
      <text:p text:style-name="P2"><text:span text:style-name="T3">Where W</text:span><text:span text:style-name="T15">’</text:span><text:span text:style-name="T13">ij</text:span><text:span text:style-name="T3"> is the weight change from the previous adjustment. This means that an implementation must allocate storage for V</text:span><text:span text:style-name="T15">’</text:span><text:span text:style-name="T3">, W</text:span><text:span text:style-name="T15">’</text:span><text:span text:style-name="T3">, </text:span><text:span text:style-name="T14"></text:span><text:span text:style-name="T15">’</text:span><text:span text:style-name="T3"> and </text:span><text:span text:style-name="T14"></text:span><text:span text:style-name="T15">’</text:span><text:span text:style-name="T3">.</text:span></text:p>
      <text:p text:style-name="P4"><text:s/></text:p>
      <text:p text:style-name="P4">For the 4-bit even parity problem, you will need to implement a BP-ANN with 4 input nodes, 4 hidden nodes and 1 output node. You are required to add momentum to the system to aid in training. The 4-bit parity problem converges with little difficulty. Typical values of 0.5 for the learning rate and 0.9 for momentum seem to work consistently, but feel free to experiment with different values if time allows.</text:p>
      <text:p text:style-name="P4"/>
      <text:p text:style-name="P2"><text:s/><text:span text:style-name="T1">Bonus Marks:</text:span></text:p>
      <text:p text:style-name="P4">This part involves training the system using 6-bits of input data e.g., 100110. Training a 6-bit data set takes much longer to converge and will require more work. If you attempt this part, you will receive 2% of course bonus, otherwise you can do it as homework at your own pace.</text:p>
      <text:p text:style-name="P4"/>
      <text:p text:style-name="P4">Suggestions for the 6-bit problem: </text:p>
      <text:p text:style-name="P4"/>
      <text:list xml:id="list1025236153" text:style-name="WW8Num2">
        <text:list-item>
          <text:p text:style-name="P11"><text:soft-page-break/>Use a dynamic learning rate, implementing simulated annealing. As patterns converge the learning rate needs to be reduced proportionately.</text:p>
        </text:list-item>
        <text:list-item>
          <text:p text:style-name="P11">Randomise the application of the training data after each epoch. </text:p>
        </text:list-item>
        <text:list-item>
          <text:p text:style-name="P11">Reduce the momentum to 0.1 or eliminate it all together.</text:p>
        </text:list-item>
        <text:list-item>
          <text:p text:style-name="P11">May take as many as 300000 epochs to converge. Any more then 400000, and you should probably abandon the run.</text:p>
        </text:list-item>
        <text:list-item>
          <text:p text:style-name="P8"><text:span text:style-name="T3">Increasing the number of hidden nodes to 6, 7, or higher seems to improve convergence. Seem to get very good success using 15 hidden nodes. Reducing the number in F</text:span><text:span text:style-name="T13">B</text:span><text:span text:style-name="T3"> below 6 seems to guarantee failure.</text:span></text:p>
        </text:list-item>
        <text:list-item>
          <text:p text:style-name="P11">Initialise the weights and threshold values to small random numbers, -0.125..+0.125.</text:p>
        </text:list-item>
      </text:list>
      <text:p text:style-name="P10"/>
      <text:p text:style-name="P10">Training a net on the complete set of training data simply produces a net with the memory to remember patterns. The real power is to allow a neural net to generalize, and classify patterns it has not <text:s/>seen in the training phase.</text:p>
      <text:p text:style-name="P10"><text:s/></text:p>
      <text:p text:style-name="P10">As part of the bonus requirement, repeat the training process on a randomly selected subset of the training set, say 70% of the original set. Train the net on this subset, be sure not to over-train. Now, apply the remainder (say 30% ) of the patterns to the net and measure the output. Is the net able to produce a correct solution for patterns it was not trained with? Produce a table with your findings. The table should list the percent of patterns it could recognize correctly. The table should list several runs that use different random training sets so you can determine how robust the net is over the long run.</text:p>
      <text:p text:style-name="P4"/>
      <text:p text:style-name="P10"/>
      <text:p text:style-name="P10"/>
      <text:p text:style-name="P12">Further submission details:</text:p>
      <text:p text:style-name="P10"/>
      <text:list xml:id="list2077243685" text:style-name="WW8Num1">
        <text:list-item>
          <text:p text:style-name="P9"><text:span text:style-name="T3">A listing with each training pattern applied to F</text:span><text:span text:style-name="T13">A</text:span><text:span text:style-name="T3"> and the F</text:span><text:span text:style-name="T13">C</text:span><text:span text:style-name="T3"> outputs that the net produces. Additional information such as the topology of the net, learning rates used and number of epochs needed would also be useful. (</text:span><text:span text:style-name="T5">Information similar to that produced by the sample program is suggested---will try to send you thi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Book Antiqua" svg:font-family="'Book Antiqu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CA"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CA"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4pt" fo:font-weight="bold" style:font-size-asian="14pt" style:font-weight-asian="bold" style:font-weight-complex="bold"/>
    </style:style>
    <style:style style:name="WW8Num1z0"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Winter 2002                     COSC 4P76 Machine Learning:  Assignment 3</dc:title>
    <meta:initial-creator>BOMBUKI</meta:initial-creator>
    <meta:creation-date>2003-11-03T22:33:00</meta:creation-date>
    <dc:creator>Betty Ombuki</dc:creator>
    <dc:date>2009-11-14T00:20:00</dc:date>
    <meta:print-date>2002-03-15T13:41:00</meta:print-date>
    <meta:editing-cycles>24</meta:editing-cycles>
    <meta:editing-duration>PT00H27M00S</meta:editing-duration>
    <meta:document-statistic meta:table-count="0" meta:image-count="0" meta:object-count="3" meta:page-count="4" meta:paragraph-count="45" meta:word-count="1633" meta:character-count="9407"/>
    <meta:generator>OpenOffice.org/3.1$Linux OpenOffice.org_project/310m19$Build-9420</meta:generator>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tyle math:fontsize="12pt">
        <math:mrow>
          <math:msup>
            <math:mn>2</math:mn>
            <math:mstyle math:fontsize="8pt">
              <math:mrow>
                <math:mn>4</math:mn>
              </math:mrow>
            </math:mstyle>
          </math:msup>
        </math:mrow>
      </math:mstyle>
      <math:mrow/>
    </math:mrow>
    <math:annotation math:encoding="StarMath 5.0"> size 12{2 rSup { size 8{4} } } {}</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row>
              <math:msub>
                <math:mi math:fontstyle="italic">ΔW</math:mi>
                <math:mstyle math:fontsize="8pt">
                  <math:mrow>
                    <math:mstyle math:fontstyle="italic">
                      <math:mrow>
                        <math:mtext>ij</math:mtext>
                      </math:mrow>
                    </math:mstyle>
                  </math:mrow>
                </math:mstyle>
              </math:msub>
              <math:mo math:stretchy="false">=</math:mo>
              <math:msub>
                <math:mi math:fontstyle="italic">αb</math:mi>
                <math:mstyle math:fontsize="8pt">
                  <math:mrow>
                    <math:mi>i</math:mi>
                  </math:mrow>
                </math:mstyle>
              </math:msub>
            </math:mrow>
            <math:mrow>
              <math:msub>
                <math:mi>d</math:mi>
                <math:mstyle math:fontsize="8pt">
                  <math:mrow>
                    <math:mi>j</math:mi>
                  </math:mrow>
                </math:mstyle>
              </math:msub>
              <math:mo math:stretchy="false">+</math:mo>
              <math:mi math:fontstyle="italic">βΔ</math:mi>
            </math:mrow>
            <math:msubsup>
              <math:mi>W</math:mi>
              <math:mstyle math:fontsize="8pt">
                <math:mrow>
                  <math:mstyle math:fontstyle="italic">
                    <math:mrow>
                      <math:mtext>ij</math:mtext>
                    </math:mrow>
                  </math:mstyle>
                </math:mrow>
              </math:mstyle>
              <math:mi>'</math:mi>
            </math:msubsup>
          </math:mrow>
        </math:mrow>
      </math:mstyle>
      <math:mrow/>
    </math:mrow>
    <math:annotation math:encoding="StarMath 5.0"> size 12{ΔW rSub { size 8{ ital "ij"} } =αb rSub { size 8{i} } d rSub { size 8{j} } +βΔ { {W}} sup { ' } rSub { size 8{ ital "ij"} } } {}</math:annotation>
  </math:semantics>
</math:math>
</file>